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3pt" style:font-size-asian="18pt" style:font-size-complex="18pt"/>
    </style:style>
    <style:style style:name="P4" style:family="paragraph">
      <style:paragraph-properties fo:text-align="center"/>
      <style:text-properties fo:font-size="13pt" style:font-size-asian="18pt" style:font-size-complex="18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4pt" style:font-size-asian="18pt" style:font-size-complex="18pt"/>
    </style:style>
    <style:style style:name="P7" style:family="paragraph">
      <style:paragraph-properties fo:margin-left="0cm" fo:margin-right="0cm" fo:text-indent="0cm"/>
      <style:text-properties fo:font-size="14pt" style:font-size-asian="18pt" style:font-size-complex="18pt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office:forms form:automatic-focus="false" form:apply-design-mode="false"/>
        <draw:custom-shape draw:style-name="gr1" draw:text-style-name="P1" draw:id="id8" draw:layer="layout" svg:width="5.5cm" svg:height="4.5cm" svg:x="3.09cm" svg:y="12.6cm">
          <text:p text:style-name="P5"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5cm" svg:height="2.5cm" svg:x="10cm" svg:y="1.7cm">
          <text:p text:style-name="P5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.5cm" svg:x="10cm" svg:y="5cm">
          <text:p text:style-name="P5"/>
          <draw:enhanced-geometry svg:viewBox="0 0 21600 21600" draw:type="rectangle" draw:enhanced-path="M 0 0 L 21600 0 21600 21600 0 21600 0 0 Z N"/>
        </draw:custom-shape>
        <draw:custom-shape draw:style-name="gr1" draw:text-style-name="P1" draw:id="id15" draw:layer="layout" svg:width="5cm" svg:height="2.5cm" svg:x="10cm" svg:y="18.5cm">
          <text:p text:style-name="P5"/>
          <draw:enhanced-geometry svg:viewBox="0 0 21600 21600" draw:type="rectangle" draw:enhanced-path="M 0 0 L 21600 0 21600 21600 0 21600 0 0 Z N"/>
        </draw:custom-shape>
        <draw:custom-shape draw:style-name="gr1" draw:text-style-name="P1" draw:id="id13" draw:layer="layout" svg:width="6cm" svg:height="8.5cm" svg:x="10cm" svg:y="9.1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5.5cm" svg:height="1.5cm" svg:x="3.1cm" svg:y="2.2cm">
          <text:p text:style-name="P2"><text:span text:style-name="T1">im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6" draw:layer="layout" svg:width="4cm" svg:height="1.5cm" svg:x="10.5cm" svg:y="5.5cm">
          <text:p text:style-name="P2"><text:span text:style-name="T1">loadCompon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id="id5" draw:layer="layout" svg:width="5.5cm" svg:height="1.5cm" svg:x="3.1cm" svg:y="5.5cm">
          <text:p text:style-name="P2"><text:span text:style-name="T1">loadConfigur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4" draw:layer="layout" svg:width="4cm" svg:height="1.5cm" svg:x="10.5cm" svg:y="2.2cm">
          <text:p text:style-name="P2"><text:span text:style-name="T1">loadLibra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id="id7" draw:layer="layout" svg:width="5.5cm" svg:height="1.544cm" svg:x="3.09cm" svg:y="9.6cm">
          <text:p text:style-name="P2"><text:span text:style-name="T1">configureCompon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9" draw:layer="layout" svg:width="4.861cm" svg:height="1.544cm" svg:x="10.539cm" svg:y="11.6cm">
          <text:p text:style-name="P2"><text:span text:style-name="T1">create Activ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draw:id="id10" draw:layer="layout" svg:width="4.861cm" svg:height="1.544cm" svg:x="10.539cm" svg:y="13.6cm">
          <text:p text:style-name="P2"><text:span text:style-name="T1">load Program</text:span></text:p>
          <text:p text:style-name="P2"><text:span text:style-name="T1">load StateMach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1" draw:layer="layout" svg:width="4.861cm" svg:height="1.544cm" svg:x="10.539cm" svg:y="15.556cm">
          <text:p text:style-name="P2"><text:span text:style-name="T1">AutoConf:</text:span></text:p>
          <text:p text:style-name="P2"><text:span text:style-name="T1">configur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line-skew="0.5cm" svg:x1="15.4cm" svg:y1="16.327cm" svg:x2="15.4cm" svg:y2="10.371cm" draw:start-shape="id1" draw:start-glue-point="7" draw:end-shape="id2" draw:end-glue-point="7">
          <text:p text:style-name="P5"/>
        </draw:connector>
        <draw:connector draw:style-name="gr4" draw:text-style-name="P4" draw:layer="layout" draw:type="line" svg:x1="8.598cm" svg:y1="2.949cm" svg:x2="10.5cm" svg:y2="2.949cm" draw:start-shape="id3" draw:start-glue-point="7" draw:end-shape="id4" draw:end-glue-point="5">
          <text:p text:style-name="P5"/>
        </draw:connector>
        <draw:connector draw:style-name="gr4" draw:text-style-name="P4" draw:layer="layout" draw:type="line" svg:x1="8.598cm" svg:y1="6.249cm" svg:x2="10.5cm" svg:y2="6.249cm" draw:start-shape="id5" draw:start-glue-point="7" draw:end-shape="id6" draw:end-glue-point="5">
          <text:p text:style-name="P5"/>
        </draw:connector>
        <draw:connector draw:style-name="gr4" draw:text-style-name="P4" draw:layer="layout" draw:type="line" svg:x1="5.84cm" svg:y1="11.144cm" svg:x2="5.84cm" svg:y2="12.6cm" draw:start-shape="id7" draw:end-shape="id8" draw:end-glue-point="0">
          <text:p text:style-name="P5"/>
        </draw:connector>
        <draw:connector draw:style-name="gr4" draw:text-style-name="P4" draw:layer="layout" draw:type="line" svg:x1="12.969cm" svg:y1="13.144cm" svg:x2="12.969cm" svg:y2="13.6cm" draw:start-shape="id9" draw:end-shape="id10">
          <text:p text:style-name="P5"/>
        </draw:connector>
        <draw:custom-shape draw:style-name="gr3" draw:text-style-name="P3" draw:id="id2" draw:layer="layout" svg:width="4.861cm" svg:height="1.544cm" svg:x="10.539cm" svg:y="9.6cm">
          <text:p text:style-name="P2"><text:span text:style-name="T1">update Propert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" svg:x1="12.969cm" svg:y1="11.142cm" svg:x2="12.969cm" svg:y2="11.6cm" draw:start-shape="id2" draw:start-glue-point="6" draw:end-shape="id9" draw:end-glue-point="4">
          <text:p text:style-name="P5"/>
        </draw:connector>
        <draw:custom-shape draw:style-name="gr3" draw:text-style-name="P3" draw:id="id16" draw:layer="layout" svg:width="3.909cm" svg:height="1.544cm" svg:x="10.591cm" svg:y="19.056cm">
          <text:p text:style-name="P2"><text:span text:style-name="T1">AutoSta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6" draw:layer="layout" svg:width="1.598cm" svg:height="0.831cm" svg:x="1.1cm" svg:y="14.277cm">
          <draw:text-box>
            <text:p text:style-name="P5"><text:span text:style-name="T2">next</text:span></text:p>
          </draw:text-box>
        </draw:frame>
        <draw:frame draw:style-name="gr5" draw:text-style-name="P6" draw:layer="layout" svg:width="1.598cm" svg:height="0.831cm" svg:x="16.6cm" svg:y="12.777cm">
          <draw:text-box>
            <text:p text:style-name="P5"><text:span text:style-name="T2">next</text:span></text:p>
          </draw:text-box>
        </draw:frame>
        <draw:custom-shape draw:style-name="gr3" draw:text-style-name="P3" draw:id="id12" draw:layer="layout" svg:width="4.861cm" svg:height="1.444cm" svg:x="3.39cm" svg:y="15.156cm">
          <text:p text:style-name="P2"><text:span text:style-name="T1">connect Por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11" draw:layer="layout" svg:width="4.861cm" svg:height="1.544cm" svg:x="3.39cm" svg:y="13cm">
          <text:p text:style-name="P2"><text:span text:style-name="T1">connect Pe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" svg:x1="5.82cm" svg:y1="14.542cm" svg:x2="5.82cm" svg:y2="15.156cm" draw:start-shape="id11" draw:start-glue-point="6" draw:end-shape="id12" draw:end-glue-point="4">
          <text:p text:style-name="P5"/>
        </draw:connector>
        <draw:connector draw:style-name="gr6" draw:text-style-name="P1" draw:layer="layout" draw:line-skew="-0.299cm" svg:x1="3.39cm" svg:y1="15.877cm" svg:x2="3.39cm" svg:y2="13.771cm" draw:start-shape="id12" draw:start-glue-point="5" draw:end-shape="id11" draw:end-glue-point="5">
          <text:p text:style-name="P5"/>
        </draw:connector>
        <draw:connector draw:style-name="gr6" draw:text-style-name="P1" draw:layer="layout" draw:line-skew="0cm 0.25cm" svg:x1="5.84cm" svg:y1="17.1cm" svg:x2="13cm" svg:y2="9.1cm" draw:start-shape="id8" draw:start-glue-point="2" draw:end-shape="id13" draw:end-glue-point="0">
          <text:p text:style-name="P5"/>
        </draw:connector>
        <draw:connector draw:style-name="gr6" draw:text-style-name="P1" draw:layer="layout" draw:line-skew="0.499cm 0.5cm" svg:x1="12.499cm" svg:y1="7cm" svg:x2="14.498cm" svg:y2="6.249cm" draw:start-shape="id6" draw:start-glue-point="6" draw:end-shape="id6" draw:end-glue-point="7">
          <text:p text:style-name="P5"/>
        </draw:connector>
        <draw:frame draw:style-name="gr5" draw:text-style-name="P6" draw:layer="layout" svg:width="1.598cm" svg:height="0.831cm" svg:x="15.5cm" svg:y="6.5cm">
          <draw:text-box>
            <text:p text:style-name="P5"><text:span text:style-name="T2">next</text:span></text:p>
          </draw:text-box>
        </draw:frame>
        <draw:connector draw:style-name="gr6" draw:text-style-name="P1" draw:layer="layout" draw:type="line" svg:x1="12.969cm" svg:y1="15.142cm" svg:x2="12.969cm" svg:y2="15.556cm" draw:start-shape="id10" draw:start-glue-point="6" draw:end-shape="id1" draw:end-glue-point="4">
          <text:p text:style-name="P5"/>
        </draw:connector>
        <draw:custom-shape draw:style-name="gr2" draw:text-style-name="P3" draw:id="id14" draw:layer="layout" svg:width="5.5cm" svg:height="1.544cm" svg:x="3cm" svg:y="19cm">
          <text:p text:style-name="P2"><text:span text:style-name="T1">startCompon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" svg:x1="8.5cm" svg:y1="19.772cm" svg:x2="10cm" svg:y2="19.75cm" draw:start-shape="id14" draw:end-shape="id15" draw:end-glue-point="3">
          <text:p text:style-name="P5"/>
        </draw:connector>
        <draw:connector draw:style-name="gr6" draw:text-style-name="P1" draw:layer="layout" draw:line-skew="0.4cm 0.5cm" svg:x1="12.545cm" svg:y1="20.598cm" svg:x2="14.5cm" svg:y2="19.827cm" draw:start-shape="id16" draw:start-glue-point="6" draw:end-shape="id16" draw:end-glue-point="7">
          <text:p text:style-name="P5"/>
        </draw:connector>
        <draw:frame draw:style-name="gr7" draw:text-style-name="P7" draw:layer="layout" svg:width="1.598cm" svg:height="0.831cm" svg:x="15.5cm" svg:y="20.177cm">
          <draw:text-box>
            <text:p text:style-name="P5"><text:span text:style-name="T2">next</text:span></text:p>
          </draw:text-box>
        </draw:frame>
        <draw:connector draw:style-name="gr6" draw:text-style-name="P1" draw:layer="layout" draw:line-skew="0.299cm 0.5cm" svg:x1="12.499cm" svg:y1="3.7cm" svg:x2="14.498cm" svg:y2="2.949cm" draw:start-shape="id4" draw:start-glue-point="6" draw:end-shape="id4" draw:end-glue-point="7">
          <text:p text:style-name="P5"/>
        </draw:connector>
        <draw:frame draw:style-name="gr5" draw:text-style-name="P6" draw:layer="layout" svg:width="1.598cm" svg:height="0.831cm" svg:x="15.502cm" svg:y="3.4cm">
          <draw:text-box>
            <text:p text:style-name="P5"><text:span text:style-name="T2">nex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nl" fo:country="NL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Peter Soetens</meta:initial-creator>
    <meta:creation-date>2007-04-24T11:42:13</meta:creation-date>
    <dc:creator>Peter Soetens</dc:creator>
    <dc:date>2007-04-26T10:20:23</dc:date>
    <dc:language>nl-NL</dc:language>
    <meta:editing-cycles>9</meta:editing-cycles>
    <meta:editing-duration>PT1H37M44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